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c6" officeooo:paragraph-rsid="000ab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enchendo al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0:27:52.622977704</meta:creation-date>
    <meta:generator>LibreOffice/24.2.6.2$Linux_X86_64 LibreOffice_project/420$Build-2</meta:generator>
    <dc:date>2024-11-05T11:14:53.69634694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